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55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piResult.setData(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SubClass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ommonClass.SubComm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rstSubClass.setAddr( String ad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orData.setFirst( FirstSubClass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SubClass.setCommonInfo( SubCommonClass commo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iResult.setMs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ommonClass.SubCommonClass( Date demo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iResult.Api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ForData.get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iResult.valueOfSuccess(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orData.get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ommonClass.getDemo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SubClas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orData.getData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SubClass.getComm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iResult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iResult.setCode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rstSubClass.get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iResult.ApiResult( int code , String msg ,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iResul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ommonClass.setDemoDate( Date demo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iResult.get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orData.setDataName( String dat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rstSubClass.setCommonInfo( SubCommonClass commo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rstSubClass.getComm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orData.setSecond( SecondSubClass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